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VR_GPU" table:style-name="ta1">
        <table:shapes>
          <draw:frame draw:z-index="0" draw:style-name="gr1" draw:text-style-name="P1" svg:width="669.34pt" svg:height="359.57pt" svg:x="363.43pt" svg:y="57.23pt">
            <loext:p draw:notify-on-update-of-ranges="LVR_GPU.B1:LVR_GPU.B20 LVR_GPU.C1:LVR_GPU.C20 LVR_GPU.D1:LVR_GPU.D20"/>
            <draw:object xlink:href="./Object 1" xlink:type="simple" xlink:show="embed" xlink:actuate="onLoad"/>
            <draw:image xlink:href="./ObjectReplacements/Object 1" xlink:type="simple" xlink:show="embed" xlink:actuate="onLoad"/>
            <svg:title>CPU - GPU</svg:titl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2839" calcext:value-type="float">
            <text:p>32839</text:p>
          </table:table-cell>
          <table:table-cell office:value-type="float" office:value="3308" calcext:value-type="float">
            <text:p>3308</text:p>
          </table:table-cell>
          <table:table-cell office:value-type="float" office:value="4294" calcext:value-type="float">
            <text:p>429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48890" calcext:value-type="float">
            <text:p>48890</text:p>
          </table:table-cell>
          <table:table-cell office:value-type="float" office:value="5929" calcext:value-type="float">
            <text:p>5929</text:p>
          </table:table-cell>
          <table:table-cell office:value-type="float" office:value="8010" calcext:value-type="float">
            <text:p>8010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65424" calcext:value-type="float">
            <text:p>65424</text:p>
          </table:table-cell>
          <table:table-cell office:value-type="float" office:value="9100" calcext:value-type="float">
            <text:p>9100</text:p>
          </table:table-cell>
          <table:table-cell office:value-type="float" office:value="12301" calcext:value-type="float">
            <text:p>12301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77743" calcext:value-type="float">
            <text:p>77743</text:p>
          </table:table-cell>
          <table:table-cell office:value-type="float" office:value="11631" calcext:value-type="float">
            <text:p>11631</text:p>
          </table:table-cell>
          <table:table-cell office:value-type="float" office:value="15982" calcext:value-type="float">
            <text:p>15982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87478" calcext:value-type="float">
            <text:p>87478</text:p>
          </table:table-cell>
          <table:table-cell office:value-type="float" office:value="14605" calcext:value-type="float">
            <text:p>14605</text:p>
          </table:table-cell>
          <table:table-cell office:value-type="float" office:value="20142" calcext:value-type="float">
            <text:p>20142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98510" calcext:value-type="float">
            <text:p>98510</text:p>
          </table:table-cell>
          <table:table-cell office:value-type="float" office:value="17431" calcext:value-type="float">
            <text:p>17431</text:p>
          </table:table-cell>
          <table:table-cell office:value-type="float" office:value="24118" calcext:value-type="float">
            <text:p>24118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09208" calcext:value-type="float">
            <text:p>109208</text:p>
          </table:table-cell>
          <table:table-cell office:value-type="float" office:value="20481" calcext:value-type="float">
            <text:p>20481</text:p>
          </table:table-cell>
          <table:table-cell office:value-type="float" office:value="28308" calcext:value-type="float">
            <text:p>28308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26323" calcext:value-type="float">
            <text:p>126323</text:p>
          </table:table-cell>
          <table:table-cell office:value-type="float" office:value="22955" calcext:value-type="float">
            <text:p>22955</text:p>
          </table:table-cell>
          <table:table-cell office:value-type="float" office:value="32018" calcext:value-type="float">
            <text:p>32018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32255" calcext:value-type="float">
            <text:p>132255</text:p>
          </table:table-cell>
          <table:table-cell office:value-type="float" office:value="25644" calcext:value-type="float">
            <text:p>25644</text:p>
          </table:table-cell>
          <table:table-cell office:value-type="float" office:value="35922" calcext:value-type="float">
            <text:p>35922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43768" calcext:value-type="float">
            <text:p>143768</text:p>
          </table:table-cell>
          <table:table-cell office:value-type="float" office:value="29020" calcext:value-type="float">
            <text:p>29020</text:p>
          </table:table-cell>
          <table:table-cell office:value-type="float" office:value="40495" calcext:value-type="float">
            <text:p>40495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153260" calcext:value-type="float">
            <text:p>153260</text:p>
          </table:table-cell>
          <table:table-cell office:value-type="float" office:value="31634" calcext:value-type="float">
            <text:p>31634</text:p>
          </table:table-cell>
          <table:table-cell office:value-type="float" office:value="44296" calcext:value-type="float">
            <text:p>44296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168643" calcext:value-type="float">
            <text:p>168643</text:p>
          </table:table-cell>
          <table:table-cell office:value-type="float" office:value="34239" calcext:value-type="float">
            <text:p>34239</text:p>
          </table:table-cell>
          <table:table-cell office:value-type="float" office:value="48178" calcext:value-type="float">
            <text:p>48178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175387" calcext:value-type="float">
            <text:p>175387</text:p>
          </table:table-cell>
          <table:table-cell office:value-type="float" office:value="36896" calcext:value-type="float">
            <text:p>36896</text:p>
          </table:table-cell>
          <table:table-cell office:value-type="float" office:value="52013" calcext:value-type="float">
            <text:p>52013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180590" calcext:value-type="float">
            <text:p>180590</text:p>
          </table:table-cell>
          <table:table-cell office:value-type="float" office:value="39723" calcext:value-type="float">
            <text:p>39723</text:p>
          </table:table-cell>
          <table:table-cell office:value-type="float" office:value="56105" calcext:value-type="float">
            <text:p>56105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194416" calcext:value-type="float">
            <text:p>194416</text:p>
          </table:table-cell>
          <table:table-cell office:value-type="float" office:value="42682" calcext:value-type="float">
            <text:p>42682</text:p>
          </table:table-cell>
          <table:table-cell office:value-type="float" office:value="60180" calcext:value-type="float">
            <text:p>60180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206637" calcext:value-type="float">
            <text:p>206637</text:p>
          </table:table-cell>
          <table:table-cell office:value-type="float" office:value="45180" calcext:value-type="float">
            <text:p>45180</text:p>
          </table:table-cell>
          <table:table-cell office:value-type="float" office:value="63938" calcext:value-type="float">
            <text:p>63938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225866" calcext:value-type="float">
            <text:p>225866</text:p>
          </table:table-cell>
          <table:table-cell office:value-type="float" office:value="57567" calcext:value-type="float">
            <text:p>57567</text:p>
          </table:table-cell>
          <table:table-cell office:value-type="float" office:value="78029" calcext:value-type="float">
            <text:p>78029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231346" calcext:value-type="float">
            <text:p>231346</text:p>
          </table:table-cell>
          <table:table-cell office:value-type="float" office:value="50419" calcext:value-type="float">
            <text:p>50419</text:p>
          </table:table-cell>
          <table:table-cell office:value-type="float" office:value="71973" calcext:value-type="float">
            <text:p>71973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244474" calcext:value-type="float">
            <text:p>244474</text:p>
          </table:table-cell>
          <table:table-cell office:value-type="float" office:value="53553" calcext:value-type="float">
            <text:p>53553</text:p>
          </table:table-cell>
          <table:table-cell office:value-type="float" office:value="76452" calcext:value-type="float">
            <text:p>76452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279827" calcext:value-type="float">
            <text:p>279827</text:p>
          </table:table-cell>
          <table:table-cell office:value-type="float" office:value="55010" calcext:value-type="float">
            <text:p>55010</text:p>
          </table:table-cell>
          <table:table-cell office:value-type="float" office:value="79175" calcext:value-type="float">
            <text:p>791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4T22:18:16.292651970</dc:date>
    <meta:editing-duration>PT9M17S</meta:editing-duration>
    <meta:editing-cycles>1</meta:editing-cycles>
    <meta:document-statistic meta:table-count="1" meta:cell-count="8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14cm" svg:height="12.686cm" xlink:href=".." xlink:type="simple" chart:class="chart:line" chart:style-name="ch1">
        <chart:legend chart:legend-position="end" svg:x="21.344cm" svg:y="5.546cm" style:legend-expansion="high" chart:style-name="ch2"/>
        <chart:plot-area chart:style-name="ch3" table:cell-range-address="LVR_GPU.B1:LVR_GPU.D20" chart:data-source-has-labels="row" svg:x="1.483cm" svg:y="0.253cm" svg:width="19.389cm" svg:height="11.199cm">
          <chartooo:coordinate-region svg:x="2.845cm" svg:y="0.453cm" svg:width="17.841cm" svg:height="10.352cm"/>
          <chart:axis chart:dimension="x" chart:name="primary-x" chart:style-name="ch4">
            <chart:title svg:x="10.498cm" svg:y="11.705cm" chart:style-name="ch5">
              <text:p>N (10^6)</text:p>
            </chart:title>
          </chart:axis>
          <chart:axis chart:dimension="x" chart:name="secondary-x" chart:style-name="ch6"/>
          <chart:axis chart:dimension="y" chart:name="primary-y" chart:style-name="ch4">
            <chart:title svg:x="0.451cm" svg:y="7.298cm" chart:style-name="ch7">
              <text:p>Time (milliseconds)</text:p>
            </chart:title>
            <chart:grid chart:style-name="ch8" chart:class="major"/>
          </chart:axis>
          <chart:series chart:style-name="ch9" chart:values-cell-range-address="LVR_GPU.B1:LVR_GPU.B20" loext:label-string="cpu" chart:class="chart:line">
            <chart:data-point chart:repeated="20"/>
          </chart:series>
          <chart:series chart:style-name="ch10" chart:values-cell-range-address="LVR_GPU.C1:LVR_GPU.C20" loext:label-string="kernel" chart:class="chart:line">
            <chart:data-point chart:repeated="20"/>
          </chart:series>
          <chart:series chart:style-name="ch11" chart:values-cell-range-address="LVR_GPU.D1:LVR_GPU.D20" loext:label-string="gpu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</table:table-cell>
              <table:table-cell office:value-type="string">
                <text:p>kernel</text:p>
              </table:table-cell>
              <table:table-cell office:value-type="string">
                <text:p>gp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839">
                <text:p>32839</text:p>
                <draw:g>
                  <svg:desc>LVR_GPU.B1:LVR_GPU.B20</svg:desc>
                </draw:g>
              </table:table-cell>
              <table:table-cell office:value-type="float" office:value="3308">
                <text:p>3308</text:p>
                <draw:g>
                  <svg:desc>LVR_GPU.C1:LVR_GPU.C20</svg:desc>
                </draw:g>
              </table:table-cell>
              <table:table-cell office:value-type="float" office:value="4294">
                <text:p>4294</text:p>
                <draw:g>
                  <svg:desc>LVR_GPU.D1:LVR_GPU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890">
                <text:p>48890</text:p>
              </table:table-cell>
              <table:table-cell office:value-type="float" office:value="5929">
                <text:p>5929</text:p>
              </table:table-cell>
              <table:table-cell office:value-type="float" office:value="8010">
                <text:p>80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424">
                <text:p>65424</text:p>
              </table:table-cell>
              <table:table-cell office:value-type="float" office:value="9100">
                <text:p>9100</text:p>
              </table:table-cell>
              <table:table-cell office:value-type="float" office:value="12301">
                <text:p>123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743">
                <text:p>77743</text:p>
              </table:table-cell>
              <table:table-cell office:value-type="float" office:value="11631">
                <text:p>11631</text:p>
              </table:table-cell>
              <table:table-cell office:value-type="float" office:value="15982">
                <text:p>15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478">
                <text:p>87478</text:p>
              </table:table-cell>
              <table:table-cell office:value-type="float" office:value="14605">
                <text:p>14605</text:p>
              </table:table-cell>
              <table:table-cell office:value-type="float" office:value="20142">
                <text:p>20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510">
                <text:p>98510</text:p>
              </table:table-cell>
              <table:table-cell office:value-type="float" office:value="17431">
                <text:p>17431</text:p>
              </table:table-cell>
              <table:table-cell office:value-type="float" office:value="24118">
                <text:p>24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208">
                <text:p>109208</text:p>
              </table:table-cell>
              <table:table-cell office:value-type="float" office:value="20481">
                <text:p>20481</text:p>
              </table:table-cell>
              <table:table-cell office:value-type="float" office:value="28308">
                <text:p>283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6323">
                <text:p>126323</text:p>
              </table:table-cell>
              <table:table-cell office:value-type="float" office:value="22955">
                <text:p>22955</text:p>
              </table:table-cell>
              <table:table-cell office:value-type="float" office:value="32018">
                <text:p>320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2255">
                <text:p>132255</text:p>
              </table:table-cell>
              <table:table-cell office:value-type="float" office:value="25644">
                <text:p>25644</text:p>
              </table:table-cell>
              <table:table-cell office:value-type="float" office:value="35922">
                <text:p>359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68">
                <text:p>143768</text:p>
              </table:table-cell>
              <table:table-cell office:value-type="float" office:value="29020">
                <text:p>29020</text:p>
              </table:table-cell>
              <table:table-cell office:value-type="float" office:value="40495">
                <text:p>404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3260">
                <text:p>153260</text:p>
              </table:table-cell>
              <table:table-cell office:value-type="float" office:value="31634">
                <text:p>31634</text:p>
              </table:table-cell>
              <table:table-cell office:value-type="float" office:value="44296">
                <text:p>442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8643">
                <text:p>168643</text:p>
              </table:table-cell>
              <table:table-cell office:value-type="float" office:value="34239">
                <text:p>34239</text:p>
              </table:table-cell>
              <table:table-cell office:value-type="float" office:value="48178">
                <text:p>481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387">
                <text:p>175387</text:p>
              </table:table-cell>
              <table:table-cell office:value-type="float" office:value="36896">
                <text:p>36896</text:p>
              </table:table-cell>
              <table:table-cell office:value-type="float" office:value="52013">
                <text:p>52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590">
                <text:p>180590</text:p>
              </table:table-cell>
              <table:table-cell office:value-type="float" office:value="39723">
                <text:p>39723</text:p>
              </table:table-cell>
              <table:table-cell office:value-type="float" office:value="56105">
                <text:p>56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4416">
                <text:p>194416</text:p>
              </table:table-cell>
              <table:table-cell office:value-type="float" office:value="42682">
                <text:p>42682</text:p>
              </table:table-cell>
              <table:table-cell office:value-type="float" office:value="60180">
                <text:p>601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6637">
                <text:p>206637</text:p>
              </table:table-cell>
              <table:table-cell office:value-type="float" office:value="45180">
                <text:p>45180</text:p>
              </table:table-cell>
              <table:table-cell office:value-type="float" office:value="63938">
                <text:p>639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5866">
                <text:p>225866</text:p>
              </table:table-cell>
              <table:table-cell office:value-type="float" office:value="57567">
                <text:p>57567</text:p>
              </table:table-cell>
              <table:table-cell office:value-type="float" office:value="78029">
                <text:p>78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1346">
                <text:p>231346</text:p>
              </table:table-cell>
              <table:table-cell office:value-type="float" office:value="50419">
                <text:p>50419</text:p>
              </table:table-cell>
              <table:table-cell office:value-type="float" office:value="71973">
                <text:p>719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4474">
                <text:p>244474</text:p>
              </table:table-cell>
              <table:table-cell office:value-type="float" office:value="53553">
                <text:p>53553</text:p>
              </table:table-cell>
              <table:table-cell office:value-type="float" office:value="76452">
                <text:p>764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9827">
                <text:p>279827</text:p>
              </table:table-cell>
              <table:table-cell office:value-type="float" office:value="55010">
                <text:p>55010</text:p>
              </table:table-cell>
              <table:table-cell office:value-type="float" office:value="79175">
                <text:p>79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